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28.64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6.66pt"/>
    </style:style>
    <style:style style:name="co8" style:family="table-column">
      <style:table-column-properties fo:break-before="auto" style:column-width="361.5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72.45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4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4"/>
          <table:table-cell office:value-type="string" calcext:value-type="string">
            <text:p>'plant structure presence' THAT 'quality of' SOME (</text:p>
            <text:p>    'whole plant' THAT 'has part' SOME 'plant structure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4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leaves present</text:p>
          </table:table-cell>
          <table:table-cell office:value-type="string" calcext:value-type="string">
            <text:p>'leaf presence'</text:p>
          </table:table-cell>
          <table:table-cell/>
          <table:table-cell table:style-name="ce4" office:value-type="string" calcext:value-type="string">
            <text:p>A {leaf presence} trait that is a {quality of} a {whole plant} that has at least one {true leaf}.</text:p>
          </table:table-cell>
          <table:table-cell table:style-name="ce4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leaf presence' AND 'has quality measurement' SOME (&#10;    'measurement datum' AND (&#10;        ('lower count' SOME xsd:integer[&gt;0]) OR&#10;        ('lower percent' SOME xsd:float[&gt;0.0f])&#10;    )&#10;)" calcext:value-type="string">
            <text:p>'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leaf presence' THAT 'quality of' SOME (</text:p>
            <text:p>    'whole plant' THAT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table:style-name="ce4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 calcext:value-type="string">
            <text:p>'expand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expanding leaf presence' THAT 'quality of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 {mature leaf presence} trait that is a {quality of} a {whole plant} that has at least one {true leaf} in the {vascular leaf post-expansion stage}.</text:p>
          </table:table-cell>
          <table:table-cell table:style-name="ce4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 calcext:value-type="string">
            <text:p>'matur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mature leaf presence' THAT 'quality of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ent leaves present</text:p>
          </table:table-cell>
          <table:table-cell office:value-type="string" calcext:value-type="string">
            <text:p>'senescent leaf presence'</text:p>
          </table:table-cell>
          <table:table-cell office:value-type="string" calcext:value-type="string">
            <text:p>'leaves present'</text:p>
          </table:table-cell>
          <table:table-cell table:style-name="ce4" office:value-type="string" calcext:value-type="string">
            <text:p>A {senescent leaf presence} trait that is a {quality of} a {whole plant} that has at least one {true leaf} in the {vascular leaf senescent stage}.</text:p>
          </table:table-cell>
          <table:table-cell table:style-name="ce4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ent leaf presence' AND 'has quality measurement' SOME (&#10;    'measurement datum' AND (&#10;        ('lower count' SOME xsd:integer[&gt;0]) OR&#10;        ('lower percent' SOME xsd:float[&gt;0.0f])&#10;    )&#10;)" calcext:value-type="string">
            <text:p>'senescent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nescent leaf presence' THAT 'quality of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 presence'</text:p>
          </table:table-cell>
          <table:table-cell/>
          <table:table-cell table:style-name="ce4" office:value-type="string" calcext:value-type="string">
            <text:p>A {breaking bud presence} trait that is a {quality of} a {whole plant} that has at least one {vegetative bud} in the {bud burst stage}.</text:p>
          </table:table-cell>
          <table:table-cell table:style-name="ce4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 presence' AND 'has quality measurement' SOME (&#10;    'measurement datum' AND (&#10;        ('lower count' SOME xsd:integer[&gt;0]) OR&#10;        ('lower percent' SOME xsd:float[&gt;0.0f])&#10;    )&#10;)" calcext:value-type="string">
            <text:p>'breaking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breaking bud presence' THAT 'quality of' SOME (</text:p>
            <text:p>    'whole plant' THAT 'has part' SOME (</text:p>
            <text:p>        'vegetative bud' THAT 'participates in' SOME 'bud burs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/>
          <table:table-cell table:style-name="ce4" office:value-type="string" calcext:value-type="string">
            <text:p>An {abscised leaf presence} trait that is a {quality of} a {whole plant} from which at least one {true leaf} has been abscised.</text:p>
          </table:table-cell>
          <table:table-cell table:style-name="ce4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style-name="ce4" office:value-type="string" calcext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4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4" office:value-type="string" calcext:value-type="string">
            <text:p>'new above-ground shoot-borne shoot system presence' THAT 'quality of' SOME (</text:p>
            <text:p>    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4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reproductive structures present</text:p>
          </table:table-cell>
          <table:table-cell office:value-type="string" calcext:value-type="string">
            <text:p>'reproductive structure presence'</text:p>
          </table:table-cell>
          <table:table-cell/>
          <table:table-cell table:style-name="ce4" office:value-type="string" calcext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6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presence' THAT 'quality of' SOME (</text:p>
            <text:p>    'whole plant' THAT 'has part' SOME (</text:p>
            <text:p>        'flower bud' OR 'fresh flower' OR 'fresh inflorescence' OR 'fruit' OR 'strobilus'</text:p>
            <text:p>    )</text:p>
            <text:p>)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reproductive structures present'</text:p>
          </table:table-cell>
          <table:table-cell table:style-name="ce4" office:value-type="string" calcext:value-type="string">
            <text:p>A {flower presence} trait that is a {quality of} a {whole plant} that has at least one {flower bud}, {fresh flower}, and/or {fresh inflorescence}.</text:p>
          </table:table-cell>
          <table:table-cell table:style-name="ce4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presence' THAT 'quality of' SOME (</text:p>
            <text:p>    'whole plant' THAT 'has part' SOME (</text:p>
            <text:p>        'flower bud' OR 'fresh flower' OR 'fresh inflorescenc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office:value-type="string" calcext:value-type="string">
            <text:p>'flowers present'</text:p>
          </table:table-cell>
          <table:table-cell table:style-name="ce4" office:value-type="string" calcext:value-type="string">
            <text:p>A {flower head presence} trait that is a {quality of} a {whole plant} that has at least one {fresh inflorescence}.</text:p>
          </table:table-cell>
          <table:table-cell table:style-name="ce4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head presence' THAT 'quality of' SOME (</text:p>
            <text:p>    'whole plant' THAT 'has part' SOME 'fresh 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flowers present'</text:p>
          </table:table-cell>
          <table:table-cell table:style-name="ce4" office:value-type="string" calcext:value-type="string">
            <text:p>An {open flower presence} trait that is a {quality of} a {whole plant} that has at least one {flower} in the {open flower stage}.</text:p>
          </table:table-cell>
          <table:table-cell table:style-name="ce4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flower presence' THAT 'quality of' SOME (</text:p>
            <text:p>    'whole plant' THAT 'has part' SOME (</text:p>
            <text:p>        'fresh flower' THAT 'participates in' SOME 'open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office:value-type="string" calcext:value-type="string">
            <text:p>'open flowers present'</text:p>
          </table:table-cell>
          <table:table-cell table:style-name="ce4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6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flower presence' THAT 'quality of' SOME (</text:p>
            <text:p>    'whole plant' THAT 'has part' SOME (</text:p>
            <text:p>        'fresh flower' THAT 'participates in' SOME 'pollen-releasing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office:value-type="string" calcext:value-type="string">
            <text:p>'reproductive structures present'</text:p>
          </table:table-cell>
          <table:table-cell table:style-name="ce4" office:value-type="string" calcext:value-type="string">
            <text:p>A {fruit presence} trait that is a {quality of} a {whole plant} that has at least one {fruit}.</text:p>
          </table:table-cell>
          <table:table-cell table:style-name="ce4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ruit presence' THAT 'quality of' SOME (</text:p>
            <text:p>    'whole plant' THAT 'has part' SOME '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ripening fruits present</text:p>
          </table:table-cell>
          <table:table-cell office:value-type="string" calcext:value-type="string">
            <text:p>'ripening fruit presence'</text:p>
          </table:table-cell>
          <table:table-cell office:value-type="string" calcext:value-type="string">
            <text:p>'fruits present'</text:p>
          </table:table-cell>
          <table:table-cell table:style-name="ce4" office:value-type="string" calcext:value-type="string">
            <text:p>A {ripening fruit presence} trait that is a {quality of} a {whole plant} that has at least one {ripening fruit}.</text:p>
          </table:table-cell>
          <table:table-cell table:style-name="ce4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fruit presence' THAT 'quality of' SOME (</text:p>
            <text:p>    'whole plant' THAT 'has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style-name="ce4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4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reproductive structures present'</text:p>
          </table:table-cell>
          <table:table-cell table:style-name="ce4" office:value-type="string" calcext:value-type="string">
            <text:p>A {cone presence} trait that is a {quality of} a {whole plant} that has at least one {strobilus}.</text:p>
          </table:table-cell>
          <table:table-cell table:style-name="ce6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cone presence' THAT 'quality of' SOME (</text:p>
            <text:p>    'whole plant' THAT 'has part' SOME 'strobilus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cones present'</text:p>
          </table:table-cell>
          <table:table-cell table:style-name="ce4" office:value-type="string" calcext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6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 cone presence' THAT 'quality of' SOME (</text:p>
            <text:p><text:span text:style-name="T1">    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 cones present'</text:p>
          </table:table-cell>
          <table:table-cell table:style-name="ce4" office:value-type="string" calcext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6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pollen cone presence' THAT 'quality of' SOME (</text:p>
            <text:p>    'whole plant' THAT 'has part' SOME (</text:p>
            <text:p>        'fresh microsporangiate strobilus' THAT 'participates in' SOME 'open microsporangiate strobilus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office:value-type="string" calcext:value-type="string">
            <text:p>'open pollen cones present'</text:p>
          </table:table-cell>
          <table:table-cell table:style-name="ce4" office:value-type="string" calcext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6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pollen cone presence' THAT 'quality of' SOME (</text:p>
            <text:p>    'whole plant' THAT 'has part' SOME (</text:p>
            <text:p>        'fresh microsporangiate strobilus' THAT 'participates in' SOME 'pollen-releasing strobilus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cones present'</text:p>
          </table:table-cell>
          <table:table-cell table:style-name="ce4" office:value-type="string" calcext:value-type="string">
            <text:p>A {seed cone presence} trait that is a {quality of} a {whole plant} that has at least one fresh female/seed cone ({fresh megasporangiate strobilus}).</text:p>
          </table:table-cell>
          <table:table-cell table:style-name="ce6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ed cone presence' THAT 'quality of' SOME (</text:p>
            <text:p><text:span text:style-name="T1">    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office:value-type="string" calcext:value-type="string">
            <text:p>'seed cones present'</text:p>
          </table:table-cell>
          <table:table-cell table:style-name="ce4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6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unripe seed cone presence' THAT 'quality of' SOME (</text:p>
            <text:p><text:span text:style-name="T1">    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ripening seed cones present</text:p>
          </table:table-cell>
          <table:table-cell office:value-type="string" calcext:value-type="string">
            <text:p>'ripening seed cone presence'</text:p>
          </table:table-cell>
          <table:table-cell office:value-type="string" calcext:value-type="string">
            <text:p>'seed cones present'</text:p>
          </table:table-cell>
          <table:table-cell table:style-name="ce4" office:value-type="string" calcext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6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seed cone presence' THAT 'quality of' SOME (</text:p>
            <text:p><text:span text:style-name="T1">    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4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style-name="ce4" office:value-type="string" calcext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6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2:28:03.778855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12:30:05.636195831</dc:date>
    <dc:creator>Brian </dc:creator>
    <meta:editing-duration>P7DT22H29M19S</meta:editing-duration>
    <meta:editing-cycles>68</meta:editing-cycles>
    <meta:generator>LibreOffice/5.1.4.2$Linux_X86_64 LibreOffice_project/10m0$Build-2</meta:generator>
    <meta:document-statistic meta:table-count="1" meta:cell-count="196" meta:object-count="0"/>
  </office:meta>
</office:document-meta>
</file>